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4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6" style:family="table-cell" style:parent-style-name="Default" style:data-style-name="N39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38388888888889cm" style:use-optimal-column-width="true"/>
    </style:style>
    <style:style style:name="co2" style:family="table-column">
      <style:table-column-properties fo:break-before="auto" style:column-width="7.90222222222222cm" style:use-optimal-column-width="true"/>
    </style:style>
    <style:style style:name="co3" style:family="table-column">
      <style:table-column-properties fo:break-before="auto" style:column-width="5.20347222222222cm" style:use-optimal-column-width="true"/>
    </style:style>
    <style:style style:name="co4" style:family="table-column">
      <style:table-column-properties fo:break-before="auto" style:column-width="2.45180555555556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19263888888889cm" style:use-optimal-column-width="true"/>
    </style:style>
    <style:style style:name="co7" style:family="table-column">
      <style:table-column-properties fo:break-before="auto" style:column-width="2.92805555555556cm" style:use-optimal-column-width="true"/>
    </style:style>
    <style:style style:name="co8" style:family="table-column">
      <style:table-column-properties fo:break-before="auto" style:column-width="8.74888888888889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2625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7375cm" style:use-optimal-column-width="true"/>
    </style:style>
    <style:style style:name="co13" style:family="table-column">
      <style:table-column-properties fo:break-before="auto" style:column-width="5.62680555555556cm"/>
    </style:style>
    <style:style style:name="co14" style:family="table-column">
      <style:table-column-properties fo:break-before="auto" style:column-width="4.78013888888889cm"/>
    </style:style>
    <style:style style:name="co15" style:family="table-column">
      <style:table-column-properties fo:break-before="auto" style:column-width="5.87375cm"/>
    </style:style>
    <style:style style:name="co16" style:family="table-column">
      <style:table-column-properties fo:break-before="auto" style:column-width="12.1355555555556cm" style:use-optimal-column-width="true"/>
    </style:style>
    <style:style style:name="co17" style:family="table-column">
      <style:table-column-properties fo:break-before="auto" style:column-width="4.60375cm" style:use-optimal-column-width="true"/>
    </style:style>
    <style:style style:name="co18" style:family="table-column">
      <style:table-column-properties fo:break-before="auto" style:column-width="11.58875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3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9" style:base-cell-address="Data_Sheet.B4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9" style:base-cell-address="Data_Sheet.B6"/>
      <style:map style:condition="of:is-true-formula(AND(NOT(ISBLANK([.$A6]));ISBLANK([.B6])))" style:apply-style-name="cf9" style:base-cell-address="Data_Sheet.B6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9" style:base-cell-address="Data_Sheet.C4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9" style:base-cell-address="Data_Sheet.C6"/>
      <style:map style:condition="of:is-true-formula(AND(NOT(ISBLANK([.A6]));ISBLANK([.C6])))" style:apply-style-name="cf9" style:base-cell-address="Data_Sheet.C6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8]));ISBLANK([.B8])))" style:apply-style-name="cf9" style:base-cell-address="Data_Sheet.B8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7]));ISBLANK([.B7])))" style:apply-style-name="cf9" style:base-cell-address="Data_Sheet.B7"/>
      <style:map style:condition="of:is-true-formula(AND(NOT(ISBLANK([.$A7]));ISBLANK([.B7])))" style:apply-style-name="cf9" style:base-cell-address="Data_Sheet.B7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9]));ISBLANK([.B9])))" style:apply-style-name="cf9" style:base-cell-address="Data_Sheet.B9"/>
      <style:map style:condition="of:is-true-formula(AND(NOT(ISBLANK([.$A9]));ISBLANK([.B9])))" style:apply-style-name="cf9" style:base-cell-address="Data_Sheet.B9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8]));ISBLANK([.C8])))" style:apply-style-name="cf9" style:base-cell-address="Data_Sheet.C8"/>
      <style:map style:condition="of:is-true-formula(AND(NOT(ISBLANK([.A8]));ISBLANK([.C8])))" style:apply-style-name="cf9" style:base-cell-address="Data_Sheet.C8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7]));ISBLANK([.C7])))" style:apply-style-name="cf9" style:base-cell-address="Data_Sheet.C7"/>
      <style:map style:condition="of:is-true-formula(AND(NOT(ISBLANK([.A7]));ISBLANK([.C7])))" style:apply-style-name="cf9" style:base-cell-address="Data_Sheet.C7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</style:style>
    <style:style style:name="ce3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F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</style:style>
    <style:style style:name="ce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</style:style>
    <style:style style:name="ce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</style:style>
    <style:style style:name="ce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</style:style>
    <style:style style:name="ce4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H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</style:style>
    <style:style style:name="ce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J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</style:style>
    <style:style style:name="ce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L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</style:style>
    <style:style style:name="ce7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</style:style>
    <style:style style:name="ce7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</style:style>
    <style:style style:name="ce8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</style:style>
    <style:style style:name="ce8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N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</style:style>
    <style:style style:name="ce8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9" style:base-cell-address="Data_Sheet.M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</style:style>
    <style:style style:name="ce9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</style:style>
    <style:style style:name="ce9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P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</style:style>
    <style:style style:name="ce9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</style:style>
    <style:style style:name="ce9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</style:style>
    <style:style style:name="ce9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</style:style>
    <style:style style:name="ce9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</style:style>
    <style:style style:name="ce10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</style:style>
    <style:style style:name="ce10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</style:style>
    <style:style style:name="ce10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</style:style>
    <style:style style:name="ce10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</style:style>
    <style:style style:name="ce10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</style:style>
    <style:style style:name="ce10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</style:style>
    <style:style style:name="ce10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</style:style>
    <style:style style:name="ce10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</style:style>
    <style:style style:name="ce10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</style:style>
    <style:style style:name="ce10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</style:style>
    <style:style style:name="ce1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</style:style>
    <style:style style:name="ce11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5]));ISBLANK([.Q5])))" style:apply-style-name="cf9" style:base-cell-address="Data_Sheet.Q5"/>
      <style:map style:condition="of:is-true-formula(AND(NOT(ISBLANK([.R5]));ISBLANK([.Q5])))" style:apply-style-name="cf9" style:base-cell-address="Data_Sheet.Q5"/>
      <style:map style:condition="of:is-true-formula(AND(NOT(ISBLANK([.R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</style:style>
    <style:style style:name="ce11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</style:style>
    <style:style style:name="ce11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</style:style>
    <style:style style:name="ce11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12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</style:style>
    <style:style style:name="ce1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1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1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12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</style:style>
    <style:style style:name="ce12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1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1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1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1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143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</style:style>
    <style:style style:name="ce14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AA5]));ISBLANK([.Z5])))" style:apply-style-name="cf9" style:base-cell-address="Data_Sheet.Z5"/>
    </style:style>
    <style:style style:name="ce14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</style:style>
    <style:style style:name="ce14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</style:style>
    <style:style style:name="ce147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48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</style:style>
    <style:style style:name="ce14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15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51" style:family="table-cell" style:parent-style-name="Default" style:data-style-name="N39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</style:style>
    <style:style style:name="ce15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</style:style>
    <style:style style:name="ce1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1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1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1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1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1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1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6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</style:style>
    <style:style style:name="ce16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C5]));ISBLANK([.AB5])))" style:apply-style-name="cf9" style:base-cell-address="Data_Sheet.AB5"/>
    </style:style>
    <style:style style:name="ce16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</style:style>
    <style:style style:name="ce16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6]));ISBLANK([.AC6])))" style:apply-style-name="cf9" style:base-cell-address="Data_Sheet.AC6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</style:style>
    <style:style style:name="ce16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</style:style>
    <style:style style:name="ce167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</style:style>
    <style:style style:name="ce16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1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1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1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1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  <style:style style:name="ce1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7">
            <text:p>Organisation name</text:p>
          </table:table-cell>
          <table:table-cell office:value-type="string" table:number-columns-spanned="1" table:number-rows-spanned="3" table:content-validation-name="val2" table:style-name="ce17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7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7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8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7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8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7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7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7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7">
            <text:p>Admin officers/admin assistants</text:p>
          </table:table-cell>
          <table:covered-table-cell/>
          <table:table-cell office:value-type="string" table:number-columns-spanned="2" table:number-rows-spanned="1" table:style-name="ce17">
            <text:p>Executive Officers</text:p>
          </table:table-cell>
          <table:covered-table-cell/>
          <table:table-cell office:value-type="string" table:number-columns-spanned="2" table:number-rows-spanned="1" table:style-name="ce17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7">
            <text:p>Grade 6/7</text:p>
          </table:table-cell>
          <table:covered-table-cell/>
          <table:table-cell office:value-type="string" table:number-columns-spanned="2" table:number-rows-spanned="1" table:style-name="ce17">
            <text:p>Senior Civil Service</text:p>
          </table:table-cell>
          <table:covered-table-cell/>
          <table:table-cell office:value-type="string" table:number-columns-spanned="2" table:number-rows-spanned="1" table:style-name="ce17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7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7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8">
            <text:p>Interim managers</text:p>
          </table:table-cell>
          <table:covered-table-cell/>
          <table:table-cell office:value-type="string" table:number-columns-spanned="2" table:number-rows-spanned="1" table:style-name="ce18">
            <text:p>Specialist Contractors</text:p>
          </table:table-cell>
          <table:covered-table-cell/>
          <table:table-cell office:value-type="string" table:number-columns-spanned="2" table:number-rows-spanned="1" table:style-name="ce18">
            <text:p>Consultants/consultancy</text:p>
          </table:table-cell>
          <table:covered-table-cell/>
          <table:table-cell office:value-type="string" table:number-columns-spanned="2" table:number-rows-spanned="1" table:style-name="ce17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7">
            <text:p>Salary</text:p>
          </table:table-cell>
          <table:table-cell office:value-type="string" table:number-columns-spanned="1" table:number-rows-spanned="2" table:style-name="ce17">
            <text:p>Allowances</text:p>
          </table:table-cell>
          <table:table-cell office:value-type="string" table:number-columns-spanned="1" table:number-rows-spanned="2" table:style-name="ce17">
            <text:p>Non-consolidated performance payments</text:p>
          </table:table-cell>
          <table:table-cell office:value-type="string" table:number-columns-spanned="1" table:number-rows-spanned="2" table:style-name="ce17">
            <text:p>Overtime</text:p>
          </table:table-cell>
          <table:table-cell office:value-type="string" table:number-columns-spanned="1" table:number-rows-spanned="2" table:style-name="ce17">
            <text:p>Employer pension contributions</text:p>
          </table:table-cell>
          <table:table-cell office:value-type="string" table:number-columns-spanned="1" table:number-rows-spanned="2" table:style-name="ce17">
            <text:p>Employer national insurance contributions</text:p>
          </table:table-cell>
          <table:table-cell office:value-type="string" table:number-columns-spanned="1" table:number-rows-spanned="2" table:style-name="ce17">
            <text:p>Total paybill for payroll staff</text:p>
          </table:table-cell>
          <table:table-cell office:value-type="string" table:number-columns-spanned="1" table:number-rows-spanned="2" table:style-name="ce17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7">
            <text:p>Total cost of consultants/</text:p>
            <text:p>consultancy</text:p>
          </table:table-cell>
          <table:table-cell office:value-type="string" table:number-columns-spanned="1" table:number-rows-spanned="2" table:style-name="ce17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1">
          <table:table-cell office:value-type="string" table:style-name="ce5">
            <text:p>Home Office (excl agencies)</text:p>
          </table:table-cell>
          <table:table-cell office:value-type="string" table:style-name="ce20">
            <text:p>Ministerial Department</text:p>
          </table:table-cell>
          <table:table-cell office:value-type="string" table:style-name="ce22">
            <text:p>Home Office</text:p>
          </table:table-cell>
          <table:table-cell office:value-type="float" office:value="8005" table:style-name="ce31">
            <text:p>8005</text:p>
          </table:table-cell>
          <table:table-cell office:value-type="float" office:value="7084.4199999999983" table:style-name="ce34">
            <text:p>7084.42</text:p>
          </table:table-cell>
          <table:table-cell office:value-type="float" office:value="12356" table:style-name="ce51">
            <text:p>12356</text:p>
          </table:table-cell>
          <table:table-cell office:value-type="float" office:value="11406.540000000043" table:style-name="ce52">
            <text:p>11406.54</text:p>
          </table:table-cell>
          <table:table-cell office:value-type="float" office:value="6993" table:style-name="ce54">
            <text:p>6993</text:p>
          </table:table-cell>
          <table:table-cell office:value-type="float" office:value="6732.04000000001" table:style-name="ce67">
            <text:p>6732.04</text:p>
          </table:table-cell>
          <table:table-cell office:value-type="float" office:value="2376" table:style-name="ce69">
            <text:p>2376</text:p>
          </table:table-cell>
          <table:table-cell office:value-type="float" office:value="2319.9099999999994" table:style-name="ce70">
            <text:p>2319.91</text:p>
          </table:table-cell>
          <table:table-cell office:value-type="float" office:value="230" table:style-name="ce84">
            <text:p>230</text:p>
          </table:table-cell>
          <table:table-cell office:value-type="float" office:value="227.57000000000002" table:style-name="ce87">
            <text:p>227.57</text:p>
          </table:table-cell>
          <table:table-cell office:value-type="float" office:value="1" table:style-name="ce88">
            <text:p>1</text:p>
          </table:table-cell>
          <table:table-cell office:value-type="float" office:value="1" table:style-name="ce90">
            <text:p>1.00</text:p>
          </table:table-cell>
          <table:table-cell office:value-type="float" office:value="29961" table:content-validation-name="val2" table:style-name="ce109">
            <text:p>29,961</text:p>
          </table:table-cell>
          <table:table-cell office:value-type="float" office:value="27771.48000000005" table:content-validation-name="val2" table:style-name="ce110">
            <text:p>27,771</text:p>
          </table:table-cell>
          <table:table-cell office:value-type="float" office:value="1278" table:style-name="ce112">
            <text:p>1278</text:p>
          </table:table-cell>
          <table:table-cell office:value-type="float" office:value="1221.2500000000009" table:style-name="ce121">
            <text:p>1221.25</text:p>
          </table:table-cell>
          <table:table-cell office:value-type="float" office:value="0" table:style-name="ce122">
            <text:p>0</text:p>
          </table:table-cell>
          <table:table-cell office:value-type="float" office:value="0" table:style-name="ce124">
            <text:p>0</text:p>
          </table:table-cell>
          <table:table-cell office:value-type="float" office:value="0" table:style-name="ce136">
            <text:p>0</text:p>
          </table:table-cell>
          <table:table-cell office:value-type="float" office:value="0" table:style-name="ce138">
            <text:p>0</text:p>
          </table:table-cell>
          <table:table-cell office:value-type="float" office:value="0" table:style-name="ce141">
            <text:p>0</text:p>
          </table:table-cell>
          <table:table-cell office:value-type="float" office:value="0" table:style-name="ce139">
            <text:p>0</text:p>
          </table:table-cell>
          <table:table-cell office:value-type="float" office:value="1278" table:style-name="ce149">
            <text:p>1,278</text:p>
          </table:table-cell>
          <table:table-cell office:value-type="float" office:value="1221.2500000000009" table:style-name="ce147">
            <text:p>1,221.25</text:p>
          </table:table-cell>
          <table:table-cell office:value-type="float" office:value="31239" table:content-validation-name="val2" table:style-name="ce150">
            <text:p>31,239</text:p>
          </table:table-cell>
          <table:table-cell office:value-type="float" office:value="28992.73000000005" table:content-validation-name="val2" table:style-name="ce168">
            <text:p>28,993</text:p>
          </table:table-cell>
          <table:table-cell office:value-type="currency" office:value="68314378.840000004" table:content-validation-name="val1" table:style-name="ce11">
            <text:p>£68,314,378.84</text:p>
          </table:table-cell>
          <table:table-cell office:value-type="currency" office:value="7545663.3600000124" table:content-validation-name="val1" table:style-name="ce11">
            <text:p>£7,545,663.36</text:p>
          </table:table-cell>
          <table:table-cell office:value-type="currency" office:value="-793778.57" table:content-validation-name="val1" table:style-name="ce11">
            <text:p>-£793,778.57</text:p>
          </table:table-cell>
          <table:table-cell office:value-type="currency" office:value="1328668.8700000001" table:content-validation-name="val1" table:style-name="ce11">
            <text:p>£1,328,668.87</text:p>
          </table:table-cell>
          <table:table-cell office:value-type="currency" office:value="15470744.93" table:content-validation-name="val1" table:style-name="ce11">
            <text:p>£15,470,744.93</text:p>
          </table:table-cell>
          <table:table-cell office:value-type="currency" office:value="8009562.5699999994" table:content-validation-name="val1" table:style-name="ce11">
            <text:p>£8,009,562.57</text:p>
          </table:table-cell>
          <table:table-cell office:value-type="currency" office:value="99875240.00000003" table:style-name="ce12">
            <text:p>£99,875,240.00</text:p>
          </table:table-cell>
          <table:table-cell office:value-type="currency" office:value="4869692.3099999996" table:content-validation-name="val1" table:style-name="ce13">
            <text:p>£4,869,692.31</text:p>
          </table:table-cell>
          <table:table-cell office:value-type="currency" office:value="112509.67" table:content-validation-name="val1" table:style-name="ce13">
            <text:p>£112,509.67</text:p>
          </table:table-cell>
          <table:table-cell office:value-type="currency" office:value="4982201.9799999995" table:style-name="ce12">
            <text:p>£4,982,201.98</text:p>
          </table:table-cell>
          <table:table-cell office:value-type="currency" office:value="104857441.98000003" table:style-name="ce14">
            <text:p>£104,857,441.98</text:p>
          </table:table-cell>
          <table:table-cell table:content-validation-name="val2" table:style-name="ce15"/>
          <table:table-cell table:number-columns-repeated="16343"/>
        </table:table-row>
        <table:table-row table:style-name="ro2">
          <table:table-cell office:value-type="string" table:style-name="ce5">
            <text:p>Disclosure and Barring Service</text:p>
          </table:table-cell>
          <table:table-cell office:value-type="string" table:style-name="ce19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394" table:style-name="ce32">
            <text:p>394</text:p>
          </table:table-cell>
          <table:table-cell office:value-type="float" office:value="301.86" table:style-name="ce33">
            <text:p>301.86</text:p>
          </table:table-cell>
          <table:table-cell office:value-type="float" office:value="248" table:style-name="ce50">
            <text:p>248</text:p>
          </table:table-cell>
          <table:table-cell office:value-type="float" office:value="227.12" table:style-name="ce53">
            <text:p>227.12</text:p>
          </table:table-cell>
          <table:table-cell office:value-type="float" office:value="349" table:style-name="ce55">
            <text:p>349</text:p>
          </table:table-cell>
          <table:table-cell office:value-type="float" office:value="333.04" table:style-name="ce66">
            <text:p>333.04</text:p>
          </table:table-cell>
          <table:table-cell office:value-type="float" office:value="50" table:style-name="ce68">
            <text:p>50</text:p>
          </table:table-cell>
          <table:table-cell office:value-type="float" office:value="49" table:style-name="ce71">
            <text:p>49.00</text:p>
          </table:table-cell>
          <table:table-cell office:value-type="float" office:value="9" table:style-name="ce85">
            <text:p>9</text:p>
          </table:table-cell>
          <table:table-cell office:value-type="float" office:value="9" table:style-name="ce86">
            <text:p>9.00</text:p>
          </table:table-cell>
          <table:table-cell office:value-type="float" office:value="6" table:style-name="ce89">
            <text:p>6</text:p>
          </table:table-cell>
          <table:table-cell office:value-type="float" office:value="0.87" table:style-name="ce91">
            <text:p>0.87</text:p>
          </table:table-cell>
          <table:table-cell office:value-type="float" office:value="1056" table:content-validation-name="val2" table:style-name="ce103">
            <text:p>1,056</text:p>
          </table:table-cell>
          <table:table-cell office:value-type="float" office:value="920.89" table:content-validation-name="val2" table:style-name="ce111">
            <text:p>921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20">
            <text:p>0.0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5">
            <text:p>0</text:p>
          </table:table-cell>
          <table:table-cell office:value-type="float" office:value="5" table:style-name="ce135">
            <text:p>5</text:p>
          </table:table-cell>
          <table:table-cell office:value-type="float" office:value="5" table:style-name="ce137">
            <text:p>5</text:p>
          </table:table-cell>
          <table:table-cell office:value-type="float" office:value="0" table:style-name="ce142">
            <text:p>0</text:p>
          </table:table-cell>
          <table:table-cell office:value-type="float" office:value="0" table:style-name="ce140">
            <text:p>0</text:p>
          </table:table-cell>
          <table:table-cell office:value-type="float" office:value="5" table:style-name="ce144">
            <text:p>5</text:p>
          </table:table-cell>
          <table:table-cell office:value-type="float" office:value="5" table:style-name="ce145">
            <text:p>5</text:p>
          </table:table-cell>
          <table:table-cell office:value-type="float" office:value="1061" table:content-validation-name="val2" table:style-name="ce163">
            <text:p>1,061</text:p>
          </table:table-cell>
          <table:table-cell office:value-type="float" office:value="925.89" table:content-validation-name="val2" table:style-name="ce162">
            <text:p>926</text:p>
          </table:table-cell>
          <table:table-cell office:value-type="currency" office:value="2091806.61" table:content-validation-name="val1" table:style-name="ce11">
            <text:p>£2,091,806.61</text:p>
          </table:table-cell>
          <table:table-cell office:value-type="currency" office:value="35334.769999999997" table:content-validation-name="val1" table:style-name="ce11">
            <text:p>£35,334.77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152949.72" table:content-validation-name="val1" table:style-name="ce11">
            <text:p>£152,949.72</text:p>
          </table:table-cell>
          <table:table-cell office:value-type="currency" office:value="427658.72" table:content-validation-name="val1" table:style-name="ce11">
            <text:p>£427,658.72</text:p>
          </table:table-cell>
          <table:table-cell office:value-type="currency" office:value="211188.8" table:content-validation-name="val1" table:style-name="ce11">
            <text:p>£211,188.80</text:p>
          </table:table-cell>
          <table:table-cell office:value-type="currency" office:value="2918938.62" table:style-name="ce12">
            <text:p>£2,918,938.62</text:p>
          </table:table-cell>
          <table:table-cell office:value-type="currency" office:value="75601" table:content-validation-name="val1" table:style-name="ce13">
            <text:p>£75,601.00</text:p>
          </table:table-cell>
          <table:table-cell office:value-type="currency" office:value="79541" table:content-validation-name="val1" table:style-name="ce13">
            <text:p>£79,541.00</text:p>
          </table:table-cell>
          <table:table-cell office:value-type="currency" office:value="155142" table:style-name="ce12">
            <text:p>£155,142.00</text:p>
          </table:table-cell>
          <table:table-cell office:value-type="currency" office:value="3074080.62" table:style-name="ce14">
            <text:p>£3,074,080.62</text:p>
          </table:table-cell>
          <table:table-cell table:content-validation-name="val2" table:style-name="ce15"/>
          <table:table-cell table:number-columns-repeated="16343"/>
        </table:table-row>
        <table:table-row table:style-name="ro2">
          <table:table-cell office:value-type="string" table:style-name="ce5">
            <text:p>Independent Office for Police Conduct</text:p>
          </table:table-cell>
          <table:table-cell office:value-type="string" table:style-name="ce21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240" table:style-name="ce30">
            <text:p>240</text:p>
          </table:table-cell>
          <table:table-cell office:value-type="float" office:value="230.5" table:style-name="ce35">
            <text:p>230.50</text:p>
          </table:table-cell>
          <table:table-cell office:value-type="float" office:value="470" table:style-name="ce42">
            <text:p>470</text:p>
          </table:table-cell>
          <table:table-cell office:value-type="float" office:value="456.7" table:style-name="ce49">
            <text:p>456.70</text:p>
          </table:table-cell>
          <table:table-cell office:value-type="float" office:value="247" table:style-name="ce56">
            <text:p>247</text:p>
          </table:table-cell>
          <table:table-cell office:value-type="float" office:value="241" table:style-name="ce57">
            <text:p>241.00</text:p>
          </table:table-cell>
          <table:table-cell office:value-type="float" office:value="43" table:style-name="ce60">
            <text:p>43</text:p>
          </table:table-cell>
          <table:table-cell office:value-type="float" office:value="42.8" table:style-name="ce79">
            <text:p>42.80</text:p>
          </table:table-cell>
          <table:table-cell office:value-type="float" office:value="9" table:style-name="ce81">
            <text:p>9</text:p>
          </table:table-cell>
          <table:table-cell office:value-type="float" office:value="9" table:style-name="ce82">
            <text:p>9.00</text:p>
          </table:table-cell>
          <table:table-cell office:value-type="float" office:value="7" table:style-name="ce98">
            <text:p>7</text:p>
          </table:table-cell>
          <table:table-cell office:value-type="float" office:value="1.5" table:style-name="ce100">
            <text:p>1.50</text:p>
          </table:table-cell>
          <table:table-cell office:value-type="float" office:value="1016" table:content-validation-name="val2" table:style-name="ce103">
            <text:p>1,016</text:p>
          </table:table-cell>
          <table:table-cell office:value-type="float" office:value="981.5" table:content-validation-name="val2" table:style-name="ce105">
            <text:p>982</text:p>
          </table:table-cell>
          <table:table-cell office:value-type="float" office:value="26" table:style-name="ce107">
            <text:p>26</text:p>
          </table:table-cell>
          <table:table-cell office:value-type="float" office:value="25.2" table:style-name="ce116">
            <text:p>25.20</text:p>
          </table:table-cell>
          <table:table-cell office:value-type="float" office:value="0" table:style-name="ce118">
            <text:p>0</text:p>
          </table:table-cell>
          <table:table-cell office:value-type="float" office:value="0" table:style-name="ce131">
            <text:p>0</text:p>
          </table:table-cell>
          <table:table-cell office:value-type="float" office:value="7" table:style-name="ce132">
            <text:p>7</text:p>
          </table:table-cell>
          <table:table-cell office:value-type="float" office:value="7" table:style-name="ce158">
            <text:p>7</text:p>
          </table:table-cell>
          <table:table-cell office:value-type="float" office:value="0" table:style-name="ce154">
            <text:p>0</text:p>
          </table:table-cell>
          <table:table-cell office:value-type="float" office:value="0" table:style-name="ce160">
            <text:p>0</text:p>
          </table:table-cell>
          <table:table-cell office:value-type="float" office:value="33" table:style-name="ce144">
            <text:p>33</text:p>
          </table:table-cell>
          <table:table-cell office:value-type="float" office:value="32.200000000000003" table:style-name="ce143">
            <text:p>32.20</text:p>
          </table:table-cell>
          <table:table-cell office:value-type="float" office:value="1049" table:content-validation-name="val2" table:style-name="ce163">
            <text:p>1,049</text:p>
          </table:table-cell>
          <table:table-cell office:value-type="float" office:value="1013.7" table:content-validation-name="val2" table:style-name="ce164">
            <text:p>1,014</text:p>
          </table:table-cell>
          <table:table-cell office:value-type="currency" office:value="2895057" table:content-validation-name="val1" table:style-name="ce11">
            <text:p>£2,895,057.00</text:p>
          </table:table-cell>
          <table:table-cell office:value-type="currency" office:value="136531" table:content-validation-name="val1" table:style-name="ce11">
            <text:p>£136,531.00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5723" table:content-validation-name="val1" table:style-name="ce11">
            <text:p>£5,723.00</text:p>
          </table:table-cell>
          <table:table-cell office:value-type="currency" office:value="597584" table:content-validation-name="val1" table:style-name="ce11">
            <text:p>£597,584.00</text:p>
          </table:table-cell>
          <table:table-cell office:value-type="currency" office:value="318726" table:content-validation-name="val1" table:style-name="ce11">
            <text:p>£318,726.00</text:p>
          </table:table-cell>
          <table:table-cell office:value-type="currency" office:value="3953621" table:style-name="ce12">
            <text:p>£3,953,621.00</text:p>
          </table:table-cell>
          <table:table-cell office:value-type="currency" office:value="191394" table:content-validation-name="val1" table:style-name="ce13">
            <text:p>£191,394.00</text:p>
          </table:table-cell>
          <table:table-cell office:value-type="currency" office:value="0" table:content-validation-name="val1" table:style-name="ce13">
            <text:p>£0.00</text:p>
          </table:table-cell>
          <table:table-cell office:value-type="currency" office:value="191394" table:style-name="ce12">
            <text:p>£191,394.00</text:p>
          </table:table-cell>
          <table:table-cell office:value-type="currency" office:value="4145015" table:style-name="ce14">
            <text:p>£4,145,015.00</text:p>
          </table:table-cell>
          <table:table-cell table:content-validation-name="val2" table:style-name="ce15"/>
          <table:table-cell table:number-columns-repeated="16343"/>
        </table:table-row>
        <table:table-row table:style-name="ro2">
          <table:table-cell office:value-type="string" table:style-name="ce5">
            <text:p>Office of the Immigration Services Commissioner</text:p>
          </table:table-cell>
          <table:table-cell office:value-type="string" table:style-name="ce26">
            <text:p>Executive Non-Departmental Public Body</text:p>
          </table:table-cell>
          <table:table-cell office:value-type="string" table:style-name="ce29">
            <text:p>Home Office</text:p>
          </table:table-cell>
          <table:table-cell office:value-type="float" office:value="7" table:style-name="ce37">
            <text:p>7</text:p>
          </table:table-cell>
          <table:table-cell office:value-type="float" office:value="7" table:style-name="ce39">
            <text:p>7.00</text:p>
          </table:table-cell>
          <table:table-cell office:value-type="float" office:value="6" table:style-name="ce44">
            <text:p>6</text:p>
          </table:table-cell>
          <table:table-cell office:value-type="float" office:value="5.8" table:style-name="ce48">
            <text:p>5.80</text:p>
          </table:table-cell>
          <table:table-cell office:value-type="float" office:value="40" table:style-name="ce61">
            <text:p>40</text:p>
          </table:table-cell>
          <table:table-cell office:value-type="float" office:value="39.799999999999997" table:style-name="ce58">
            <text:p>39.80</text:p>
          </table:table-cell>
          <table:table-cell office:value-type="float" office:value="1" table:style-name="ce59">
            <text:p>1</text:p>
          </table:table-cell>
          <table:table-cell office:value-type="float" office:value="1" table:style-name="ce78">
            <text:p>1.00</text:p>
          </table:table-cell>
          <table:table-cell office:value-type="float" office:value="1" table:style-name="ce80">
            <text:p>1</text:p>
          </table:table-cell>
          <table:table-cell office:value-type="float" office:value="0.8" table:style-name="ce83">
            <text:p>0.8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101">
            <text:p>0.00</text:p>
          </table:table-cell>
          <table:table-cell office:value-type="float" office:value="55" table:content-validation-name="val2" table:style-name="ce103">
            <text:p>55</text:p>
          </table:table-cell>
          <table:table-cell office:value-type="float" office:value="54.399999999999991" table:content-validation-name="val2" table:style-name="ce104">
            <text:p>54</text:p>
          </table:table-cell>
          <table:table-cell office:value-type="float" office:value="1" table:style-name="ce108">
            <text:p>1</text:p>
          </table:table-cell>
          <table:table-cell office:value-type="float" office:value="1" table:style-name="ce114">
            <text:p>1.00</text:p>
          </table:table-cell>
          <table:table-cell office:value-type="float" office:value="0" table:style-name="ce117">
            <text:p>0</text:p>
          </table:table-cell>
          <table:table-cell office:value-type="float" office:value="0" table:style-name="ce130">
            <text:p>0</text:p>
          </table:table-cell>
          <table:table-cell office:value-type="float" office:value="0" table:style-name="ce134">
            <text:p>0</text:p>
          </table:table-cell>
          <table:table-cell office:value-type="float" office:value="0" table:style-name="ce157">
            <text:p>0</text:p>
          </table:table-cell>
          <table:table-cell office:value-type="float" office:value="0" table:style-name="ce153">
            <text:p>0</text:p>
          </table:table-cell>
          <table:table-cell office:value-type="float" office:value="0" table:style-name="ce156">
            <text:p>0</text:p>
          </table:table-cell>
          <table:table-cell office:value-type="float" office:value="1" table:style-name="ce144">
            <text:p>1</text:p>
          </table:table-cell>
          <table:table-cell office:value-type="float" office:value="1" table:style-name="ce146">
            <text:p>1</text:p>
          </table:table-cell>
          <table:table-cell office:value-type="float" office:value="56" table:content-validation-name="val2" table:style-name="ce163">
            <text:p>56</text:p>
          </table:table-cell>
          <table:table-cell office:value-type="float" office:value="55.399999999999991" table:content-validation-name="val2" table:style-name="ce165">
            <text:p>55</text:p>
          </table:table-cell>
          <table:table-cell office:value-type="currency" office:value="159191.6" table:content-validation-name="val1" table:style-name="ce11">
            <text:p>£159,191.60</text:p>
          </table:table-cell>
          <table:table-cell office:value-type="currency" office:value="989.67" table:content-validation-name="val1" table:style-name="ce11">
            <text:p>£989.67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32505.68" table:content-validation-name="val1" table:style-name="ce11">
            <text:p>£32,505.68</text:p>
          </table:table-cell>
          <table:table-cell office:value-type="currency" office:value="16830.39" table:content-validation-name="val1" table:style-name="ce11">
            <text:p>£16,830.39</text:p>
          </table:table-cell>
          <table:table-cell office:value-type="currency" office:value="209517.34000000003" table:style-name="ce12">
            <text:p>£209,517.34</text:p>
          </table:table-cell>
          <table:table-cell office:value-type="currency" office:value="2891.46" table:content-validation-name="val1" table:style-name="ce13">
            <text:p>£2,891.46</text:p>
          </table:table-cell>
          <table:table-cell office:value-type="currency" office:value="0" table:content-validation-name="val1" table:style-name="ce13">
            <text:p>£0.00</text:p>
          </table:table-cell>
          <table:table-cell office:value-type="currency" office:value="2891.46" table:style-name="ce12">
            <text:p>£2,891.46</text:p>
          </table:table-cell>
          <table:table-cell office:value-type="currency" office:value="212408.80000000002" table:style-name="ce14">
            <text:p>£212,408.80</text:p>
          </table:table-cell>
          <table:table-cell table:content-validation-name="val2" table:style-name="ce15"/>
          <table:table-cell table:number-columns-repeated="16343"/>
        </table:table-row>
        <table:table-row table:style-name="ro2">
          <table:table-cell office:value-type="string" table:style-name="ce5">
            <text:p>Security Industry Authority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64" table:style-name="ce36">
            <text:p>64</text:p>
          </table:table-cell>
          <table:table-cell office:value-type="float" office:value="56.43" table:style-name="ce38">
            <text:p>56.43</text:p>
          </table:table-cell>
          <table:table-cell office:value-type="float" office:value="85" table:style-name="ce45">
            <text:p>85</text:p>
          </table:table-cell>
          <table:table-cell office:value-type="float" office:value="84.6" table:style-name="ce47">
            <text:p>84.60</text:p>
          </table:table-cell>
          <table:table-cell office:value-type="float" office:value="72" table:style-name="ce62">
            <text:p>72</text:p>
          </table:table-cell>
          <table:table-cell office:value-type="float" office:value="70.489999999999995" table:style-name="ce64">
            <text:p>70.49</text:p>
          </table:table-cell>
          <table:table-cell office:value-type="float" office:value="15" table:style-name="ce72">
            <text:p>15</text:p>
          </table:table-cell>
          <table:table-cell office:value-type="float" office:value="15" table:style-name="ce74">
            <text:p>15.00</text:p>
          </table:table-cell>
          <table:table-cell office:value-type="float" office:value="4" table:style-name="ce76">
            <text:p>4</text:p>
          </table:table-cell>
          <table:table-cell office:value-type="float" office:value="4" table:style-name="ce93">
            <text:p>4.00</text:p>
          </table:table-cell>
          <table:table-cell office:value-type="float" office:value="6" table:style-name="ce95">
            <text:p>6</text:p>
          </table:table-cell>
          <table:table-cell office:value-type="float" office:value="1.1200000000000001" table:style-name="ce96">
            <text:p>1.12</text:p>
          </table:table-cell>
          <table:table-cell office:value-type="float" office:value="246" table:content-validation-name="val2" table:style-name="ce103">
            <text:p>246</text:p>
          </table:table-cell>
          <table:table-cell office:value-type="float" office:value="231.64" table:content-validation-name="val2" table:style-name="ce126">
            <text:p>232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15">
            <text:p>5.00</text:p>
          </table:table-cell>
          <table:table-cell office:value-type="float" office:value="0" table:style-name="ce119">
            <text:p>0</text:p>
          </table:table-cell>
          <table:table-cell office:value-type="float" office:value="0" table:style-name="ce170">
            <text:p>0</text:p>
          </table:table-cell>
          <table:table-cell office:value-type="float" office:value="0" table:style-name="ce133">
            <text:p>0</text:p>
          </table:table-cell>
          <table:table-cell office:value-type="float" office:value="0" table:style-name="ce159">
            <text:p>0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5" table:style-name="ce144">
            <text:p>5</text:p>
          </table:table-cell>
          <table:table-cell office:value-type="float" office:value="5" table:style-name="ce148">
            <text:p>5.00</text:p>
          </table:table-cell>
          <table:table-cell office:value-type="float" office:value="251" table:content-validation-name="val2" table:style-name="ce163">
            <text:p>251</text:p>
          </table:table-cell>
          <table:table-cell office:value-type="float" office:value="236.64" table:content-validation-name="val2" table:style-name="ce166">
            <text:p>237</text:p>
          </table:table-cell>
          <table:table-cell office:value-type="currency" office:value="637880.03" table:content-validation-name="val1" table:style-name="ce11">
            <text:p>£637,880.03</text:p>
          </table:table-cell>
          <table:table-cell office:value-type="currency" office:value="65230.400000000001" table:content-validation-name="val1" table:style-name="ce11">
            <text:p>£65,230.40</text:p>
          </table:table-cell>
          <table:table-cell office:value-type="currency" office:value="6500" table:content-validation-name="val1" table:style-name="ce11">
            <text:p>£6,500.00</text:p>
          </table:table-cell>
          <table:table-cell office:value-type="currency" office:value="27844.65" table:content-validation-name="val1" table:style-name="ce11">
            <text:p>£27,844.65</text:p>
          </table:table-cell>
          <table:table-cell office:value-type="currency" office:value="133679.88" table:content-validation-name="val1" table:style-name="ce11">
            <text:p>£133,679.88</text:p>
          </table:table-cell>
          <table:table-cell office:value-type="currency" office:value="77897.52" table:content-validation-name="val1" table:style-name="ce11">
            <text:p>£77,897.52</text:p>
          </table:table-cell>
          <table:table-cell office:value-type="currency" office:value="949032.4800000001" table:style-name="ce12">
            <text:p>£949,032.48</text:p>
          </table:table-cell>
          <table:table-cell office:value-type="currency" office:value="15379" table:content-validation-name="val1" table:style-name="ce13">
            <text:p>£15,379.00</text:p>
          </table:table-cell>
          <table:table-cell office:value-type="currency" office:value="0" table:content-validation-name="val1" table:style-name="ce13">
            <text:p>£0.00</text:p>
          </table:table-cell>
          <table:table-cell office:value-type="currency" office:value="15379" table:style-name="ce12">
            <text:p>£15,379.00</text:p>
          </table:table-cell>
          <table:table-cell office:value-type="currency" office:value="964411.4800000001" table:style-name="ce14">
            <text:p>£964,411.48</text:p>
          </table:table-cell>
          <table:table-cell table:content-validation-name="val2" table:style-name="ce15"/>
          <table:table-cell table:number-columns-repeated="16343"/>
        </table:table-row>
        <table:table-row table:style-name="ro2">
          <table:table-cell office:value-type="string" table:style-name="ce5">
            <text:p>Gangmasters Licensing Authority</text:p>
          </table:table-cell>
          <table:table-cell office:value-type="string" table:style-name="ce27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12" table:style-name="ce41">
            <text:p>12</text:p>
          </table:table-cell>
          <table:table-cell office:value-type="float" office:value="12" table:style-name="ce40">
            <text:p>12.00</text:p>
          </table:table-cell>
          <table:table-cell office:value-type="float" office:value="11" table:style-name="ce43">
            <text:p>11</text:p>
          </table:table-cell>
          <table:table-cell office:value-type="float" office:value="9.69" table:style-name="ce46">
            <text:p>9.69</text:p>
          </table:table-cell>
          <table:table-cell office:value-type="float" office:value="99" table:style-name="ce63">
            <text:p>99</text:p>
          </table:table-cell>
          <table:table-cell office:value-type="float" office:value="96.04" table:style-name="ce65">
            <text:p>96.04</text:p>
          </table:table-cell>
          <table:table-cell office:value-type="float" office:value="6" table:style-name="ce73">
            <text:p>6</text:p>
          </table:table-cell>
          <table:table-cell office:value-type="float" office:value="5.59" table:style-name="ce75">
            <text:p>5.59</text:p>
          </table:table-cell>
          <table:table-cell office:value-type="float" office:value="1" table:style-name="ce77">
            <text:p>1</text:p>
          </table:table-cell>
          <table:table-cell office:value-type="float" office:value="0.81" table:style-name="ce92">
            <text:p>0.81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7">
            <text:p>0.00</text:p>
          </table:table-cell>
          <table:table-cell office:value-type="float" office:value="129" table:content-validation-name="val2" table:style-name="ce102">
            <text:p>129</text:p>
          </table:table-cell>
          <table:table-cell office:value-type="float" office:value="124.13000000000001" table:content-validation-name="val2" table:style-name="ce102">
            <text:p>124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28">
            <text:p>0.0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" table:style-name="ce171">
            <text:p>1</text:p>
          </table:table-cell>
          <table:table-cell office:value-type="float" office:value="1" table:style-name="ce172">
            <text:p>1</text:p>
          </table:table-cell>
          <table:table-cell office:value-type="float" office:value="0" table:style-name="ce173">
            <text:p>0</text:p>
          </table:table-cell>
          <table:table-cell office:value-type="float" office:value="0" table:style-name="ce174">
            <text:p>0</text:p>
          </table:table-cell>
          <table:table-cell office:value-type="float" office:value="1" table:style-name="ce152">
            <text:p>1</text:p>
          </table:table-cell>
          <table:table-cell office:value-type="float" office:value="1" table:style-name="ce151">
            <text:p>1.0</text:p>
          </table:table-cell>
          <table:table-cell office:value-type="float" office:value="130" table:content-validation-name="val2" table:style-name="ce167">
            <text:p>130</text:p>
          </table:table-cell>
          <table:table-cell office:value-type="float" office:value="125.13000000000001" table:content-validation-name="val2" table:style-name="ce167">
            <text:p>125</text:p>
          </table:table-cell>
          <table:table-cell office:value-type="currency" office:value="312438.17" table:content-validation-name="val1" table:style-name="ce11">
            <text:p>£312,438.17</text:p>
          </table:table-cell>
          <table:table-cell office:value-type="currency" office:value="8509.2099999999991" table:content-validation-name="val1" table:style-name="ce11">
            <text:p>£8,509.21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59939.95" table:content-validation-name="val1" table:style-name="ce11">
            <text:p>£59,939.95</text:p>
          </table:table-cell>
          <table:table-cell office:value-type="currency" office:value="33935.39" table:content-validation-name="val1" table:style-name="ce11">
            <text:p>£33,935.39</text:p>
          </table:table-cell>
          <table:table-cell office:value-type="currency" office:value="414822.72000000003" table:style-name="ce12">
            <text:p>£414,822.72</text:p>
          </table:table-cell>
          <table:table-cell office:value-type="currency" office:value="0" table:content-validation-name="val1" table:style-name="ce13">
            <text:p>£0.00</text:p>
          </table:table-cell>
          <table:table-cell office:value-type="currency" office:value="8124.8" table:content-validation-name="val1" table:style-name="ce13">
            <text:p>£8,124.80</text:p>
          </table:table-cell>
          <table:table-cell office:value-type="currency" office:value="8124.8" table:style-name="ce12">
            <text:p>£8,124.80</text:p>
          </table:table-cell>
          <table:table-cell office:value-type="currency" office:value="422947.52" table:style-name="ce14">
            <text:p>£422,947.52</text:p>
          </table:table-cell>
          <table:table-cell table:content-validation-name="val2" table:style-name="ce15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">
      <number:number number:decimal-places="1" number:min-integer-digits="1" number:grouping="true"/>
    </number:number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1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1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date-style style:name="N42">
      <number:day number:style="long"/>
      <number:text>:</number:text>
      <number:hours number:style="long"/>
      <number:text>:</number:text>
      <number:minutes number:style="long"/>
    </number:date-style>
    <number:date-style style:name="N43">
      <number:day-of-week number:style="long"/>
      <number:text>/</number:text>
      <number:month number:style="long"/>
      <number:text>/</number:text>
      <number:year number:style="long"/>
    </number:date-style>
    <number:time-style style:name="N44">
      <number:hours number:style="long"/>
      <number:text>:</number:text>
      <number:minutes number:style="long"/>
    </number:time-style>
    <number:number-style style:name="N45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6P0">
      <number:number number:decimal-places="2" number:min-integer-digits="1" number:grouping="true"/>
    </number:number-style>
    <number:number-style style:name="N46">
      <style:text-properties fo:color="#FF0000"/>
      <number:text>-</number:text>
      <number:number number:decimal-places="2" number:min-integer-digits="1" number:grouping="true"/>
      <style:map style:condition="value()&gt;=0" style:apply-style-name="N46P0"/>
    </number:number-style>
    <number:number-style style:name="N47">
      <number:number number:decimal-places="0" number:min-integer-digits="11">
        <number:embedded-text number:position="5"> </number:embedded-text>
      </number:number>
    </number:number-style>
    <number:number-style style:name="N48P0"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number-style style:name="N49P0">
      <number:text>N-</number:text>
      <number:number number:decimal-places="0" number:min-integer-digits="4"/>
    </number:number-style>
    <number:number-style style:name="N49">
      <number:number number:min-integer-digits="1"/>
      <style:map style:condition="value()&lt;=9999" style:apply-style-name="N49P0"/>
    </number:number-style>
    <number:text-style style:name="N50P0"/>
    <number:text-style style:name="N50P1"/>
    <number:text-style style:name="N50P2"/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text-style style:name="N51P0"/>
    <number:text-style style:name="N51P1"/>
    <number:text-style style:name="N51"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2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2P0"/>
    </number:number-style>
    <number:time-style style:name="N53" number:truncate-on-overflow="false">
      <number:hours/>
      <number:text>:</number:text>
      <number:minutes number:style="long"/>
    </number:time-style>
    <number:time-style style:name="N54" number:truncate-on-overflow="false">
      <number:hours number:style="long"/>
      <number:text>:</number:text>
      <number:minutes number:style="long"/>
    </number:time-style>
    <number:number-style style:name="N55">
      <number:number number:decimal-places="0" number:min-integer-digits="2"/>
    </number:number-style>
    <number:number-style style:name="N56">
      <number:number number:decimal-places="0" number:min-integer-digits="3"/>
    </number:number-style>
    <number:number-style style:name="N57">
      <number:number number:decimal-places="0" number:min-integer-digits="1" number:grouping="true" number:display-factor="1000"/>
    </number:number-style>
    <number:number-style style:name="N58P0">
      <style:text-properties fo:color="#0000FF"/>
      <number:number number:decimal-places="2" number:min-integer-digits="1" number:grouping="true"/>
    </number:number-style>
    <number:number-style style:name="N58P1">
      <style:text-properties fo:color="#FF0000"/>
      <number:text>-</number:text>
      <number:number number:decimal-places="2" number:min-integer-digits="1" number:grouping="true"/>
    </number:number-style>
    <number:number-style style:name="N58">
      <number:number number:decimal-places="2" number:min-integer-digits="1"/>
      <style:map style:condition="value()&gt;0" style:apply-style-name="N58P0"/>
      <style:map style:condition="value()&lt;0" style:apply-style-name="N58P1"/>
    </number:number-style>
    <number:number-style style:name="N59P0">
      <number:text>kr</number:text>
      <number:number number:decimal-places="0" number:min-integer-digits="1" number:grouping="true" number:display-factor="1000"/>
    </number:number-style>
    <number:number-style style:name="N59">
      <number:text>kr-</number:text>
      <number:number number:decimal-places="0" number:min-integer-digits="1" number:grouping="true" number:display-factor="1000"/>
      <style:map style:condition="value()&gt;=0" style:apply-style-name="N59P0"/>
    </number:number-style>
    <number:number-style style:name="N60P0">
      <style:text-properties fo:color="#0000FF"/>
      <number:text>kr</number:text>
      <number:number number:decimal-places="2" number:min-integer-digits="1" number:grouping="true"/>
    </number:number-style>
    <number:number-style style:name="N60P1">
      <style:text-properties fo:color="#FF0000"/>
      <number:text>kr-</number:text>
      <number:number number:decimal-places="2" number:min-integer-digits="1" number:grouping="true"/>
    </number:number-style>
    <number:number-style style:name="N60">
      <number:number number:decimal-places="2" number:min-integer-digits="1"/>
      <style:map style:condition="value()&gt;0" style:apply-style-name="N60P0"/>
      <style:map style:condition="value()&lt;0" style:apply-style-name="N60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40"/>
    <style:style style:name="Comma_32_3" style:display-name="Comma 3" style:family="table-cell" style:data-style-name="N40"/>
    <style:style style:name="Comma_32_4" style:display-name="Comma 4" style:family="table-cell" style:data-style-name="N40"/>
    <style:style style:name="Comma_32_5" style:display-name="Comma 5" style:family="table-cell" style:data-style-name="N40"/>
    <style:style style:name="Comma_32_5_32_2" style:display-name="Comma 5 2" style:family="table-cell" style:data-style-name="N40"/>
    <style:style style:name="Comma_32_6" style:display-name="Comma 6" style:family="table-cell" style:data-style-name="N40"/>
    <style:style style:name="Comma_32_7" style:display-name="Comma 7" style:family="table-cell" style:data-style-name="N40"/>
    <style:style style:name="Currency_32_2" style:display-name="Currency 2" style:family="table-cell" style:data-style-name="N41"/>
    <style:style style:name="DagerOgTimer" style:family="table-cell" style:data-style-name="N42"/>
    <style:style style:name="DagOgDato" style:family="table-cell" style:data-style-name="N43"/>
    <style:style style:name="DagOgDatoLang" style:family="table-cell" style:data-style-name="N43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4"/>
    <style:style style:name="Konto" style:family="table-cell" style:data-style-name="N45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7"/>
    <style:style style:name="PostNr" style:family="table-cell" style:data-style-name="N48"/>
    <style:style style:name="PostNrNorge" style:family="table-cell" style:data-style-name="N49"/>
    <style:style style:name="SkjulAlt" style:family="table-cell" style:data-style-name="N50"/>
    <style:style style:name="SkjulTall" style:family="table-cell" style:data-style-name="N51"/>
    <style:style style:name="Telefon" style:family="table-cell" style:data-style-name="N52"/>
    <style:style style:name="Timer1" style:family="table-cell" style:data-style-name="N53"/>
    <style:style style:name="Timer2" style:family="table-cell" style:data-style-name="N54"/>
    <style:style style:name="ToSiffer" style:family="table-cell" style:data-style-name="N55"/>
    <style:style style:name="TreSiffer" style:family="table-cell" style:data-style-name="N56"/>
    <style:style style:name="Tusenskille1000" style:family="table-cell" style:data-style-name="N57"/>
    <style:style style:name="TusenskilleFarger" style:family="table-cell" style:data-style-name="N58"/>
    <style:style style:name="Valuta1000" style:family="table-cell" style:data-style-name="N59"/>
    <style:style style:name="ValutaFarger" style:family="table-cell" style:data-style-name="N60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meta:initial-creator>Tony Millet</meta:initial-creator>
    <dc:creator>Patel Minal ( Amin )</dc:creator>
    <meta:creation-date>2012-07-18T14:50:11Z</meta:creation-date>
    <dc:date>2018-05-30T15:26:16Z</dc:date>
  </office:meta>
</office:document-meta>
</file>